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61cm" table:align="left"/>
    </style:style>
    <style:style style:name="Table1.A" style:family="table-column">
      <style:table-column-properties style:column-width="2.03cm"/>
    </style:style>
    <style:style style:name="Table1.B" style:family="table-column">
      <style:table-column-properties style:column-width="6.031cm"/>
    </style:style>
    <style:style style:name="Table1.A1" style:family="table-cell">
      <style:table-cell-properties style:vertical-align="middle" style:border-line-width-left="0.007cm 0.007cm 0.007cm" style:border-line-width-right="0.007cm 0.007cm 0.007cm" style:border-line-width-top="0.007cm 0.007cm 0.007cm" style:border-line-width-bottom="0cm 0.004cm 0.002cm" fo:padding="0.049cm" fo:border-left="0.6pt double #808080" fo:border-right="0.6pt double #808080" fo:border-top="0.6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7cm 0.007cm 0.007cm" style:border-line-width-top="0.007cm 0.007cm 0.007cm" style:border-line-width-bottom="0cm 0.004cm 0.002cm" fo:padding="0.049cm" fo:border-left="0.05pt double #808080" fo:border-right="0.6pt double #808080" fo:border-top="0.6pt double #808080" fo:border-bottom="0.05pt double #808080"/>
    </style:style>
    <style:style style:name="Table1.A2" style:family="table-cell">
      <style:table-cell-properties style:vertical-align="middle" style:border-line-width-left="0.007cm 0.007cm 0.007cm" style:border-line-width-right="0.007cm 0.007cm 0.007cm" style:border-line-width-bottom="0.007cm 0.007cm 0.007cm" fo:padding="0.049cm" fo:border-left="0.6pt double #808080" fo:border-right="0.6pt double #808080" fo:border-top="none" fo:border-bottom="0.6pt double #808080"/>
    </style:style>
    <style:style style:name="Table1.B2" style:family="table-cell">
      <style:table-cell-properties style:vertical-align="middle" style:border-line-width-left="0cm 0.004cm 0.002cm" style:border-line-width-right="0.007cm 0.007cm 0.007cm" style:border-line-width-bottom="0.007cm 0.007cm 0.007cm" fo:padding="0.049cm" fo:border-left="0.05pt double #808080" fo:border-right="0.6pt double #808080" fo:border-top="none" fo:border-bottom="0.6pt double #80808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page-title"/>read, _rtl_read</text:h>
      <text:section text:style-name="Sect1" text:name="block-block-6">
        <text:p text:style-name="Text_20_body"/>
      </text:section>
      <text:section text:style-name="Sect1" text:name="block-system-main">
        <text:h text:style-name="Heading_20_1" text:outline-level="1">int read(int fd, void *buf, unsigned count)</text:h>
        <text:h text:style-name="Heading_20_1" text:outline-level="1">int _rtl_read(int fd, void *buf, unsigned count)</text:h>
        <text:p text:style-name="P1">Прототип: </text:p>
        <text:p text:style-name="P1"><text:a xlink:type="simple" xlink:href="https://www.c-cpp.ru/funkcii/ioh" text:style-name="Internet_20_link" text:visited-style-name="Visited_20_Internet_20_Link">io.h</text:a></text:p>
        <text:p text:style-name="Text_20_body">Описание: </text:p>
        <text:p text:style-name="Text_20_body"><text:span text:style-name="T2">Ни одна из этих функций не определена стандартом ANSI С. Функция read() является частью UNIX-подобной системы ввода/вывода.</text:span> Функция _rtl_read() является принадлежностью Borland С++ и операционной системы Windows.</text:p>
        <text:p text:style-name="Text_20_body">Функция read() считывает count байт из файла, описываемого аргументом fd, в буфер, на который указывает аргумент buf Указателю положения в файле дается приращение на количество считанных байт. Если файл открыт в текстовом режиме, то может иметь место транслирование символов.</text:p>
        <text:p text:style-name="Text_20_body">Функция возвращает количество действительно считанных байт. Это количество может быть меньше, чем count, если встретился маркер конца файла или если до того, как было считано count байт, произошла ошибка. В случае ошибки возвращается —1, а 0 возвращается при попытке чтения в конце файла. Если произошла ошибка, errno устанавливается в одно из следующий значений:</text:p>
        <table:table table:name="Table1" table:style-name="Table1">
          <table:table-column table:style-name="Table1.A"/>
          <table:table-column table:style-name="Table1.B"/>
          <table:table-row table:style-name="TableLine94004123465392">
            <table:table-cell table:style-name="Table1.A1" office:value-type="string">
              <text:p text:style-name="Table_20_Contents">EACCESS</text:p>
            </table:table-cell>
            <table:table-cell table:style-name="Table1.B1" office:value-type="string">
              <text:p text:style-name="Table_20_Contents">Доступ запрещен</text:p>
            </table:table-cell>
          </table:table-row>
          <table:table-row table:style-name="TableLine94004123465392">
            <table:table-cell table:style-name="Table1.A2" office:value-type="string">
              <text:p text:style-name="Table_20_Contents">EBADF</text:p>
            </table:table-cell>
            <table:table-cell table:style-name="Table1.B2" office:value-type="string">
              <text:p text:style-name="Table_20_Contents">Недействительный номер файла</text:p>
            </table:table-cell>
          </table:table-row>
        </table:table>
        <text:p text:style-name="Text_20_body">  Разница между функциями read() и _rtl_read() заключается в том, что read() удаляет символы «возврат каретки» и возвращает EOF при считывании из текстового файла CTRL-Z. Функция _rtl_read() не выполняет этих действий.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2:29:45.919068542</meta:creation-date>
    <dc:date>2024-09-30T12:31:20.206864673</dc:date>
    <meta:editing-duration>PT1M34S</meta:editing-duration>
    <meta:editing-cycles>1</meta:editing-cycles>
    <meta:document-statistic meta:table-count="1" meta:image-count="0" meta:object-count="0" meta:page-count="1" meta:paragraph-count="14" meta:word-count="175" meta:character-count="1253" meta:non-whitespace-character-count="1088"/>
    <meta:generator>LibreOffice/7.1.8.1$Linux_X86_64 LibreOffice_project/10$Build-1</meta:generator>
  </office:meta>
</office:document-meta>
</file>